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TO.isCheck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TO.setKeepgoingValidate( boolean keepgoing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TO.setCheckCircularReference( boolean checkCircular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TO.isKeepgoing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